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fcce4" draw:textarea-horizontal-align="justify" draw:textarea-vertical-align="middle" draw:auto-grow-height="false" fo:min-height="1.782cm" fo:min-width="18.55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1.528cm" fo:min-width="3.438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766cm" fo:min-width="10.676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0.766cm" fo:min-width="1.786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0.766cm" fo:min-width="18.296cm"/>
    </style:style>
    <style:style style:name="gr6" style:family="graphic" style:parent-style-name="standard">
      <style:graphic-properties draw:fill-color="#ffe5ca" draw:textarea-horizontal-align="justify" draw:textarea-vertical-align="middle" draw:auto-grow-height="false" fo:min-height="5.084cm" fo:min-width="7.12cm"/>
    </style:style>
    <style:style style:name="gr7" style:family="graphic" style:parent-style-name="standard">
      <style:graphic-properties draw:fill-color="#fcd4d1" draw:textarea-horizontal-align="justify" draw:textarea-vertical-align="middle" draw:auto-grow-height="false" fo:min-height="5.084cm" fo:min-width="5.977cm"/>
    </style:style>
    <style:style style:name="gr8" style:family="graphic" style:parent-style-name="standard">
      <style:graphic-properties draw:fill-color="#e0efd4" draw:textarea-horizontal-align="justify" draw:textarea-vertical-align="middle" draw:auto-grow-height="false" fo:min-height="5.846cm" fo:min-width="6.485cm"/>
    </style:style>
    <style:style style:name="gr9" style:family="graphic" style:parent-style-name="standard">
      <style:graphic-properties draw:fill-color="#fffbcc" draw:textarea-horizontal-align="justify" draw:textarea-vertical-align="middle" draw:auto-grow-height="false" fo:min-height="0.766cm" fo:min-width="5.85cm"/>
    </style:style>
    <style:style style:name="gr10" style:family="graphic" style:parent-style-name="standard">
      <style:graphic-properties draw:fill-color="#fffbcc" draw:textarea-horizontal-align="justify" draw:textarea-vertical-align="middle" draw:auto-grow-height="false" fo:min-height="0.766cm" fo:min-width="6.358cm"/>
    </style:style>
    <style:style style:name="gr11" style:family="graphic" style:parent-style-name="standard">
      <style:graphic-properties draw:fill-color="#fffbcc" draw:textarea-horizontal-align="justify" draw:textarea-vertical-align="middle" draw:auto-grow-height="false" fo:min-height="0.766cm" fo:min-width="8.771cm"/>
    </style:style>
    <style:style style:name="gr12" style:family="graphic" style:parent-style-name="standard">
      <style:graphic-properties draw:fill-color="#fffbcc" draw:textarea-horizontal-align="justify" draw:textarea-vertical-align="middle" draw:auto-grow-height="false" fo:min-height="0.766cm" fo:min-width="3.944cm"/>
    </style:style>
    <style:style style:name="gr13" style:family="graphic" style:parent-style-name="standard">
      <style:graphic-properties draw:fill-color="#e3d200" draw:textarea-horizontal-align="justify" draw:textarea-vertical-align="middle" draw:auto-grow-height="false" fo:min-height="0.766cm" fo:min-width="1.3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fffbcc" draw:textarea-horizontal-align="justify" draw:textarea-vertical-align="middle" draw:auto-grow-height="false" fo:min-height="0.766cm" fo:min-width="4.199cm"/>
    </style:style>
    <style:style style:name="gr16" style:family="graphic" style:parent-style-name="standard">
      <style:graphic-properties draw:fill-color="#fffbcc" draw:textarea-horizontal-align="justify" draw:textarea-vertical-align="middle" draw:auto-grow-height="false" fo:min-height="0.766cm" fo:min-width="3.564cm"/>
    </style:style>
    <style:style style:name="gr17" style:family="graphic" style:parent-style-name="standard">
      <style:graphic-properties draw:fill-color="#fffbcc" draw:textarea-horizontal-align="justify" draw:textarea-vertical-align="middle" draw:auto-grow-height="false" fo:min-height="0.766cm" fo:min-width="6.231cm"/>
    </style:style>
    <style:style style:name="gr1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9" style:family="graphic" style:parent-style-name="standard">
      <style:graphic-properties draw:fill-color="#e0efd4" draw:textarea-horizontal-align="justify" draw:textarea-vertical-align="middle" draw:auto-grow-height="false" fo:min-height="3.179cm" fo:min-width="7.12cm"/>
    </style:style>
    <style:style style:name="gr20" style:family="graphic" style:parent-style-name="standard">
      <style:graphic-properties draw:fill-color="#e0efd4" draw:textarea-horizontal-align="justify" draw:textarea-vertical-align="middle" draw:auto-grow-height="false" fo:min-height="3.814cm" fo:min-width="5.977cm"/>
    </style:style>
    <style:style style:name="gr21" style:family="graphic" style:parent-style-name="standard">
      <style:graphic-properties draw:fill-color="#e3d200" draw:textarea-horizontal-align="justify" draw:textarea-vertical-align="middle" draw:auto-grow-height="false" fo:min-height="0.766cm" fo:min-width="1.858cm"/>
    </style:style>
    <style:style style:name="gr22" style:family="graphic" style:parent-style-name="standard">
      <style:graphic-properties draw:fill-color="#e3d200" draw:textarea-horizontal-align="justify" draw:textarea-vertical-align="middle" draw:auto-grow-height="false" fo:min-height="0.766cm" fo:min-width="1.531cm"/>
    </style:style>
    <style:style style:name="gr23" style:family="graphic" style:parent-style-name="standard">
      <style:graphic-properties draw:fill-color="#fffbcc" draw:textarea-horizontal-align="justify" draw:textarea-vertical-align="middle" draw:auto-grow-height="false" fo:min-height="0.766cm" fo:min-width="4.325cm"/>
    </style:style>
    <style:style style:name="gr24" style:family="graphic" style:parent-style-name="standard">
      <style:graphic-properties draw:fill-color="#e3d200" draw:textarea-horizontal-align="justify" draw:textarea-vertical-align="middle" draw:auto-grow-height="false" fo:min-height="0.766cm" fo:min-width="1.731cm"/>
    </style:style>
    <style:style style:name="gr25" style:family="graphic" style:parent-style-name="standard">
      <style:graphic-properties draw:fill-color="#fffbcc" draw:textarea-horizontal-align="justify" draw:textarea-vertical-align="middle" draw:auto-grow-height="false" fo:min-height="0.766cm" fo:min-width="8.517cm"/>
    </style:style>
    <style:style style:name="gr26" style:family="graphic" style:parent-style-name="standard">
      <style:graphic-properties draw:fill-color="#e3d200" draw:textarea-horizontal-align="justify" draw:textarea-vertical-align="middle" draw:auto-grow-height="false" fo:min-height="0.766cm" fo:min-width="2.548cm"/>
    </style:style>
    <style:style style:name="gr27" style:family="graphic" style:parent-style-name="standard">
      <style:graphic-properties draw:fill-color="#fffbcc" draw:textarea-horizontal-align="justify" draw:textarea-vertical-align="middle" draw:auto-grow-height="false" fo:min-height="0.766cm" fo:min-width="5.723cm"/>
    </style:style>
    <style:style style:name="gr28" style:family="graphic" style:parent-style-name="standard">
      <style:graphic-properties draw:fill-color="#e3d200" draw:textarea-horizontal-align="justify" draw:textarea-vertical-align="middle" draw:auto-grow-height="false" fo:min-height="0.766cm" fo:min-width="1.151cm"/>
    </style:style>
    <style:style style:name="gr29" style:family="graphic" style:parent-style-name="standard">
      <style:graphic-properties draw:fill-color="#e3d200" draw:textarea-horizontal-align="justify" draw:textarea-vertical-align="middle" draw:auto-grow-height="false" fo:min-height="0.766cm" fo:min-width="2.675cm"/>
    </style:style>
    <style:style style:name="gr30" style:family="graphic" style:parent-style-name="standard">
      <style:graphic-properties draw:fill-color="#e3d200" draw:textarea-horizontal-align="justify" draw:textarea-vertical-align="middle" draw:auto-grow-height="false" fo:min-height="0.766cm" fo:min-width="8.517cm"/>
    </style:style>
    <style:style style:name="gr31" style:family="graphic" style:parent-style-name="standard">
      <style:graphic-properties draw:fill-color="#e3d200" draw:textarea-horizontal-align="justify" draw:textarea-vertical-align="middle" draw:auto-grow-height="false" fo:min-height="0.766cm" fo:min-width="4.199cm"/>
    </style:style>
    <style:style style:name="gr32" style:family="graphic" style:parent-style-name="standard">
      <style:graphic-properties draw:fill-color="#e3d200" draw:textarea-horizontal-align="justify" draw:textarea-vertical-align="middle" draw:auto-grow-height="false" fo:min-height="0.766cm" fo:min-width="6.358cm"/>
    </style:style>
    <style:style style:name="gr33" style:family="graphic" style:parent-style-name="standard">
      <style:graphic-properties draw:fill-color="#fffbcc" draw:textarea-horizontal-align="justify" draw:textarea-vertical-align="middle" draw:auto-grow-height="false" fo:min-height="0.766cm" fo:min-width="9.787cm"/>
    </style:style>
    <style:style style:name="gr34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35" style:family="graphic" style:parent-style-name="standard">
      <style:graphic-properties draw:fill-color="#bce4e5" draw:textarea-horizontal-align="justify" draw:textarea-vertical-align="middle" draw:auto-grow-height="false" fo:min-height="4.576cm" fo:min-width="7.12cm"/>
    </style:style>
    <style:style style:name="gr36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11.815cm" fo:padding-top="0.139cm" fo:padding-bottom="0.139cm" fo:padding-left="0.264cm" fo:padding-right="0.264cm" draw:shadow="hidden" draw:shadow-color="#bee3d3" draw:shadow-opacity="100%"/>
    </style:style>
    <style:style style:name="P1" style:family="paragraph">
      <loext:graphic-properties draw:fill-color="#dfcce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adc5e7"/>
      <style:paragraph-properties fo:text-align="start"/>
    </style:style>
    <style:style style:name="P6" style:family="paragraph">
      <loext:graphic-properties draw:fill-color="#ffe5ca"/>
      <style:paragraph-properties fo:text-align="center"/>
    </style:style>
    <style:style style:name="P7" style:family="paragraph">
      <loext:graphic-properties draw:fill-color="#fcd4d1"/>
      <style:paragraph-properties fo:text-align="center"/>
    </style:style>
    <style:style style:name="P8" style:family="paragraph">
      <loext:graphic-properties draw:fill-color="#e0efd4"/>
      <style:paragraph-properties fo:text-align="center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-color="#e3d2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bce4e5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9.05cm" svg:height="2.032cm" svg:x="4.048cm" svg:y="31.8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874cm" svg:height="3.556cm" svg:x="44.688cm" svg:y="1.762cm"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1.176cm" svg:height="1.016cm" svg:x="43.037cm" svg:y="6.842cm">
          <text:p text:style-name="P4">/_matrix/client/unstable/<text:span text:style-name="T1">keys/uplo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176cm" svg:height="1.016cm" svg:x="43.037cm" svg:y="8.874cm">
          <text:p text:style-name="P4">/_matrix/client/unstable/<text:span text:style-name="T1">keys/quer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176cm" svg:height="1.016cm" svg:x="43.037cm" svg:y="10.906cm">
          <text:p text:style-name="P4">/_matrix/client/unstable/<text:span text:style-name="T1">keys/clai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176cm" svg:height="1.016cm" svg:x="43.037cm" svg:y="13.065cm">
          <text:p text:style-name="P4">/_matrix/client/unstable/<text:span text:style-name="T1">keys/chang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1.016cm" svg:x="56.118cm" svg:y="6.842cm">
          <text:p text:style-name="P4">/<text:span text:style-name="T1">sync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796cm" svg:height="1.016cm" svg:x="56.118cm" svg:y="8.874cm">
          <text:p text:style-name="P4">/_matrix/client/unstable/rooms/{roomId}/<text:span text:style-name="T1">send</text:span>/{eventType}/{txnId}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796cm" svg:height="1.016cm" svg:x="56.118cm" svg:y="10.906cm">
          <text:p text:style-name="P4">/_matrix/client/unstable/rooms/{roomId}/state/{eventType}</text:p>
          <draw:enhanced-geometry svg:viewBox="0 0 21600 21600" draw:type="rectangle" draw:enhanced-path="M 0 0 L 21600 0 21600 21600 0 21600 0 0 Z N"/>
        </draw:custom-shape>
        <draw:custom-shape draw:style-name="gr6" draw:text-style-name="P6" xml:id="id9" draw:id="id9" draw:layer="layout" svg:width="7.62cm" svg:height="5.334cm" svg:x="53.578cm" svg:y="28.686cm">
          <text:p text:style-name="P2">OlmMsg</text:p>
          <text:p text:style-name="P2"/>
          <text:p text:style-name="P4">- sender_key</text:p>
          <text:p text:style-name="P4">- [receiver_key]:</text:p>
          <text:p text:style-name="P4"><text:tab/>- ciphertext_type</text:p>
          <text:p text:style-name="P4"><text:tab/>- ciphertext_body</text:p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6.477cm" svg:height="5.334cm" svg:x="67.802cm" svg:y="28.686cm">
          <text:p text:style-name="P2">MegolmMsg</text:p>
          <text:p text:style-name="P2"/>
          <text:p text:style-name="P4">- sender_key</text:p>
          <text:p text:style-name="P4">- device_id</text:p>
          <text:p text:style-name="P4">- session_id</text:p>
          <text:p text:style-name="P4">- ciphertext</text:p>
          <draw:enhanced-geometry svg:viewBox="0 0 21600 21600" draw:type="rectangle" draw:enhanced-path="M 0 0 L 21600 0 21600 21600 0 21600 0 0 Z N"/>
        </draw:custom-shape>
        <draw:custom-shape draw:style-name="gr8" draw:text-style-name="P8" xml:id="id8" draw:id="id8" draw:layer="layout" svg:width="6.985cm" svg:height="6.096cm" svg:x="61.071cm" svg:y="20.685cm">
          <text:p text:style-name="P2">Event</text:p>
          <text:p text:style-name="P2"/>
          <text:p text:style-name="P4">- sender</text:p>
          <text:p text:style-name="P4">- room_id [M]</text:p>
          <text:p text:style-name="P4">- event_id</text:p>
          <text:p text:style-name="P4">- origin_server_ts</text:p>
          <text:p text:style-name="P4">- type [O/M]</text:p>
          <text:p text:style-name="P4">- content [O/M]</text:p>
          <draw:enhanced-geometry svg:viewBox="0 0 21600 21600" draw:type="rectangle" draw:enhanced-path="M 0 0 L 21600 0 21600 21600 0 21600 0 0 Z N"/>
        </draw:custom-shape>
        <draw:custom-shape draw:style-name="gr9" draw:text-style-name="P9" xml:id="id32" draw:id="id32" draw:layer="layout" svg:width="6.35cm" svg:height="1.016cm" svg:x="3.433cm" svg:y="4.937cm">
          <text:p text:style-name="P2">Send(roomID, event)</text:p>
          <draw:enhanced-geometry svg:viewBox="0 0 21600 21600" draw:type="rectangle" draw:enhanced-path="M 0 0 L 21600 0 21600 21600 0 21600 0 0 Z N"/>
        </draw:custom-shape>
        <draw:custom-shape draw:style-name="gr10" draw:text-style-name="P9" xml:id="id33" draw:id="id33" draw:layer="layout" svg:width="6.858cm" svg:height="1.016cm" svg:x="3.413cm" svg:y="6.298cm">
          <text:p text:style-name="P2">Decrypt(roomID, event)</text:p>
          <draw:enhanced-geometry svg:viewBox="0 0 21600 21600" draw:type="rectangle" draw:enhanced-path="M 0 0 L 21600 0 21600 21600 0 21600 0 0 Z N"/>
        </draw:custom-shape>
        <draw:custom-shape draw:style-name="gr11" draw:text-style-name="P9" xml:id="id31" draw:id="id31" draw:layer="layout" svg:width="9.271cm" svg:height="1.016cm" svg:x="3.433cm" svg:y="3.54cm">
          <text:p text:style-name="P2">SetEncryption(roomID, encAlg)</text:p>
          <draw:enhanced-geometry svg:viewBox="0 0 21600 21600" draw:type="rectangle" draw:enhanced-path="M 0 0 L 21600 0 21600 21600 0 21600 0 0 Z N"/>
        </draw:custom-shape>
        <draw:custom-shape draw:style-name="gr12" draw:text-style-name="P9" xml:id="id1" draw:id="id1" draw:layer="layout" svg:width="4.444cm" svg:height="1.016cm" svg:x="4.048cm" svg:y="21.447cm">
          <text:p text:style-name="P2">users[UserID]</text:p>
          <draw:enhanced-geometry svg:viewBox="0 0 21600 21600" draw:type="rectangle" draw:enhanced-path="M 0 0 L 21600 0 21600 21600 0 21600 0 0 Z N"/>
        </draw:custom-shape>
        <draw:custom-shape draw:style-name="gr13" draw:text-style-name="P10" xml:id="id2" draw:id="id2" draw:layer="layout" svg:width="1.85cm" svg:height="1.016cm" svg:x="9.437cm" svg:y="21.447cm">
          <text:p text:style-name="P2">User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8.492cm" svg:y1="21.955cm" svg:x2="9.437cm" svg:y2="21.955cm" draw:start-shape="id1" draw:start-glue-point="1" draw:end-shape="id2" svg:d="M8492 21955h945" svg:viewBox="0 0 946 1">
          <text:p/>
        </draw:connector>
        <draw:custom-shape draw:style-name="gr15" draw:text-style-name="P9" xml:id="id3" draw:id="id3" draw:layer="layout" svg:width="4.699cm" svg:height="1.016cm" svg:x="4.556cm" svg:y="32.369cm">
          <text:p text:style-name="P2">room(RoomID)</text:p>
          <draw:enhanced-geometry svg:viewBox="0 0 21600 21600" draw:type="rectangle" draw:enhanced-path="M 0 0 L 21600 0 21600 21600 0 21600 0 0 Z N"/>
        </draw:custom-shape>
        <draw:custom-shape draw:style-name="gr16" draw:text-style-name="P9" xml:id="id4" draw:id="id4" draw:layer="layout" svg:width="4.064cm" svg:height="1.016cm" svg:x="10.398cm" svg:y="32.369cm">
          <text:p text:style-name="P2">user(UserID)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9.255cm" svg:y1="32.877cm" svg:x2="10.398cm" svg:y2="32.877cm" draw:start-shape="id3" draw:start-glue-point="1" draw:end-shape="id4" svg:d="M9255 32877h1143" svg:viewBox="0 0 1144 1">
          <text:p/>
        </draw:connector>
        <draw:custom-shape draw:style-name="gr17" draw:text-style-name="P9" xml:id="id5" draw:id="id5" draw:layer="layout" svg:width="6.731cm" svg:height="1.016cm" svg:x="15.859cm" svg:y="32.369cm">
          <text:p text:style-name="P2">device(DeviceKey)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14.462cm" svg:y1="32.877cm" svg:x2="15.859cm" svg:y2="32.877cm" draw:start-shape="id4" draw:start-glue-point="1" draw:end-shape="id5" svg:d="M14462 32877h1397" svg:viewBox="0 0 1398 1">
          <text:p/>
        </draw:connector>
        <draw:connector draw:style-name="gr18" draw:text-style-name="P11" draw:layer="layout" draw:type="curve" draw:line-skew="2.667cm" svg:x1="23.098cm" svg:y1="32.877cm" svg:x2="33.258cm" svg:y2="27.035cm" draw:start-shape="id6" draw:start-glue-point="1" draw:end-shape="id7" draw:end-glue-point="3" svg:d="M23098 32877c11620 0 6541-5842 10160-5842" svg:viewBox="0 0 10161 5843">
          <text:p/>
        </draw:connector>
        <draw:custom-shape draw:style-name="gr19" draw:text-style-name="P8" xml:id="id11" draw:id="id11" draw:layer="layout" svg:width="7.62cm" svg:height="3.429cm" svg:x="53.578cm" svg:y="35.036cm">
          <text:p text:style-name="P2">Event</text:p>
          <text:p text:style-name="P2"/>
          <text:p text:style-name="P4">- type</text:p>
          <text:p text:style-name="P4">- content</text:p>
          <draw:enhanced-geometry svg:viewBox="0 0 21600 21600" draw:type="rectangle" draw:enhanced-path="M 0 0 L 21600 0 21600 21600 0 21600 0 0 Z N"/>
        </draw:custom-shape>
        <draw:custom-shape draw:style-name="gr20" draw:text-style-name="P8" xml:id="id12" draw:id="id12" draw:layer="layout" svg:width="6.477cm" svg:height="4.064cm" svg:x="67.802cm" svg:y="35.036cm">
          <text:p text:style-name="P2">Event</text:p>
          <text:p text:style-name="P2"/>
          <text:p text:style-name="P4">- room_id</text:p>
          <text:p text:style-name="P4">- type</text:p>
          <text:p text:style-name="P4">- content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64.563cm" svg:y1="26.781cm" svg:x2="57.388cm" svg:y2="28.686cm" draw:start-shape="id8" draw:start-glue-point="2" draw:end-shape="id9" svg:d="M64563 26781c0 1429-7175 477-7175 1905" svg:viewBox="0 0 7176 1906">
          <text:p/>
        </draw:connector>
        <draw:connector draw:style-name="gr14" draw:text-style-name="P11" draw:layer="layout" draw:type="curve" svg:x1="64.563cm" svg:y1="26.781cm" svg:x2="71.04cm" svg:y2="28.686cm" draw:start-shape="id8" draw:start-glue-point="2" draw:end-shape="id10" svg:d="M64563 26781c0 1429 6477 477 6477 1905" svg:viewBox="0 0 6478 1906">
          <text:p/>
        </draw:connector>
        <draw:connector draw:style-name="gr14" draw:text-style-name="P11" draw:layer="layout" draw:type="curve" svg:x1="57.388cm" svg:y1="34.02cm" svg:x2="57.388cm" svg:y2="35.036cm" draw:start-shape="id9" draw:start-glue-point="2" draw:end-shape="id11" draw:end-glue-point="0" svg:d="M57388 34020v1016" svg:viewBox="0 0 1 1017">
          <text:p/>
        </draw:connector>
        <draw:connector draw:style-name="gr14" draw:text-style-name="P11" draw:layer="layout" draw:type="curve" svg:x1="71.04cm" svg:y1="34.02cm" svg:x2="71.04cm" svg:y2="35.036cm" draw:start-shape="id10" draw:start-glue-point="2" draw:end-shape="id12" draw:end-glue-point="0" svg:d="M71040 34020v1016" svg:viewBox="0 0 1 1017">
          <text:p/>
        </draw:connector>
        <draw:custom-shape draw:style-name="gr17" draw:text-style-name="P9" xml:id="id13" draw:id="id13" draw:layer="layout" svg:width="6.731cm" svg:height="1.016cm" svg:x="11.541cm" svg:y="23.352cm">
          <text:p text:style-name="P2">device[Device{ID,Key}]</text:p>
          <draw:enhanced-geometry svg:viewBox="0 0 21600 21600" draw:type="rectangle" draw:enhanced-path="M 0 0 L 21600 0 21600 21600 0 21600 0 0 Z N"/>
        </draw:custom-shape>
        <draw:custom-shape draw:style-name="gr21" draw:text-style-name="P10" xml:id="id14" draw:id="id14" draw:layer="layout" svg:width="2.358cm" svg:height="1.016cm" svg:x="19.47cm" svg:y="23.352cm">
          <text:p text:style-name="P2">Device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18.272cm" svg:y1="23.86cm" svg:x2="19.47cm" svg:y2="23.86cm" draw:start-shape="id13" draw:start-glue-point="1" draw:end-shape="id14" draw:end-glue-point="3" svg:d="M18272 23860h1198" svg:viewBox="0 0 1199 1">
          <text:p/>
        </draw:connector>
        <draw:custom-shape draw:style-name="gr22" draw:text-style-name="P10" xml:id="id15" draw:id="id15" draw:layer="layout" svg:width="2.031cm" svg:height="1.016cm" svg:x="1cm" svg:y="18.78cm">
          <text:p text:style-name="P2">Sto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1" draw:layer="layout" draw:type="curve" svg:x1="2.015cm" svg:y1="19.796cm" svg:x2="4.048cm" svg:y2="21.955cm" draw:start-shape="id15" draw:start-glue-point="2" draw:end-shape="id1" draw:end-glue-point="3" svg:d="M2015 19796c0 1440 677 2159 2033 2159" svg:viewBox="0 0 2034 2160">
          <text:p/>
        </draw:connector>
        <draw:connector draw:style-name="gr14" draw:text-style-name="P11" draw:layer="layout" draw:type="curve" svg:x1="2.015cm" svg:y1="19.796cm" svg:x2="4.048cm" svg:y2="32.877cm" draw:start-shape="id15" draw:start-glue-point="2" draw:end-shape="id6" draw:end-glue-point="3" svg:d="M2015 19796c0 8721 677 13081 2033 13081" svg:viewBox="0 0 2034 13082">
          <text:p/>
        </draw:connector>
        <draw:custom-shape draw:style-name="gr23" draw:text-style-name="P9" xml:id="id16" draw:id="id16" draw:layer="layout" svg:width="4.825cm" svg:height="1.016cm" svg:x="3.921cm" svg:y="35.036cm">
          <text:p text:style-name="P2">rooms[RoomID]</text:p>
          <draw:enhanced-geometry svg:viewBox="0 0 21600 21600" draw:type="rectangle" draw:enhanced-path="M 0 0 L 21600 0 21600 21600 0 21600 0 0 Z N"/>
        </draw:custom-shape>
        <draw:custom-shape draw:style-name="gr24" draw:text-style-name="P10" xml:id="id17" draw:id="id17" draw:layer="layout" svg:width="2.231cm" svg:height="1.016cm" svg:x="11.596cm" svg:y="35.036cm">
          <text:p text:style-name="P2">Room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8.746cm" svg:y1="35.544cm" svg:x2="11.596cm" svg:y2="35.544cm" draw:start-shape="id16" draw:start-glue-point="1" draw:end-shape="id17" svg:d="M8746 35544h2850" svg:viewBox="0 0 2851 1">
          <text:p/>
        </draw:connector>
        <draw:connector draw:style-name="gr14" draw:text-style-name="P11" draw:layer="layout" draw:type="curve" svg:x1="2.015cm" svg:y1="19.796cm" svg:x2="3.921cm" svg:y2="35.544cm" draw:start-shape="id15" draw:start-glue-point="2" draw:end-shape="id16" draw:end-glue-point="3" svg:d="M2015 19796c0 10499 635 15748 1906 15748" svg:viewBox="0 0 1907 15749">
          <text:p/>
        </draw:connector>
        <draw:custom-shape draw:style-name="gr25" draw:text-style-name="P9" xml:id="id18" draw:id="id18" draw:layer="layout" svg:width="9.017cm" svg:height="1.016cm" svg:x="22.209cm" svg:y="26.527cm">
          <text:p text:style-name="P2">sessions[{SessionID,RoomID}]</text:p>
          <draw:enhanced-geometry svg:viewBox="0 0 21600 21600" draw:type="rectangle" draw:enhanced-path="M 0 0 L 21600 0 21600 21600 0 21600 0 0 Z N"/>
        </draw:custom-shape>
        <draw:custom-shape draw:style-name="gr26" draw:text-style-name="P10" xml:id="id7" draw:id="id7" draw:layer="layout" svg:width="3.048cm" svg:height="1.016cm" svg:x="33.258cm" svg:y="26.527cm">
          <text:p text:style-name="P2">Session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0.649cm" svg:y1="24.368cm" svg:x2="22.209cm" svg:y2="27.035cm" draw:start-shape="id14" draw:start-glue-point="2" draw:end-shape="id18" draw:end-glue-point="3" svg:d="M20649 24368c0 1778 520 2667 1560 2667" svg:viewBox="0 0 1561 2668">
          <text:p/>
        </draw:connector>
        <draw:connector draw:style-name="gr14" draw:text-style-name="P11" draw:layer="layout" draw:type="curve" svg:x1="31.226cm" svg:y1="27.035cm" svg:x2="33.258cm" svg:y2="27.035cm" draw:start-shape="id18" draw:start-glue-point="1" draw:end-shape="id7" draw:end-glue-point="3" svg:d="M31226 27035h2032" svg:viewBox="0 0 2033 1">
          <text:p/>
        </draw:connector>
        <draw:custom-shape draw:style-name="gr5" draw:text-style-name="P5" draw:layer="layout" svg:width="18.796cm" svg:height="1.016cm" svg:x="56.118cm" svg:y="13.065cm">
          <text:p text:style-name="P4"><text:s/>/_matrix/client/unstable/<text:span text:style-name="T1">sendToDevice</text:span>/{eventType}/{txnId}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8.796cm" svg:height="1.016cm" svg:x="56.118cm" svg:y="10.906cm">
          <text:p text:style-name="P4">/_matrix/client/unstable/rooms/{roomId}/<text:span text:style-name="T1">state</text:span>/{eventType}</text:p>
          <draw:enhanced-geometry svg:viewBox="0 0 21600 21600" draw:type="rectangle" draw:enhanced-path="M 0 0 L 21600 0 21600 21600 0 21600 0 0 Z N"/>
        </draw:custom-shape>
        <draw:custom-shape draw:style-name="gr27" draw:text-style-name="P9" xml:id="id19" draw:id="id19" draw:layer="layout" svg:width="6.223cm" svg:height="1.016cm" svg:x="14.081cm" svg:y="36.941cm">
          <text:p text:style-name="P2">EncryptionAlgorithm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12.711cm" svg:y1="36.052cm" svg:x2="14.081cm" svg:y2="37.449cm" draw:start-shape="id17" draw:start-glue-point="2" draw:end-shape="id19" svg:d="M12711 36052c0 932 456 1397 1370 1397" svg:viewBox="0 0 1371 1398">
          <text:p/>
        </draw:connector>
        <draw:connector draw:style-name="gr14" draw:text-style-name="P11" draw:layer="layout" draw:type="curve" svg:x1="10.362cm" svg:y1="22.463cm" svg:x2="11.541cm" svg:y2="23.86cm" draw:start-shape="id2" draw:start-glue-point="2" draw:end-shape="id13" draw:end-glue-point="3" svg:d="M10362 22463c0 932 393 1397 1179 1397" svg:viewBox="0 0 1180 1398">
          <text:p/>
        </draw:connector>
        <draw:custom-shape draw:style-name="gr26" draw:text-style-name="P10" xml:id="id20" draw:id="id20" draw:layer="layout" svg:width="3.048cm" svg:height="1.016cm" svg:x="22.209cm" svg:y="28.178cm">
          <text:p text:style-name="P2">Tracking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0.649cm" svg:y1="24.368cm" svg:x2="22.209cm" svg:y2="28.686cm" draw:start-shape="id14" draw:start-glue-point="2" draw:end-shape="id20" draw:end-glue-point="3" svg:d="M20649 24368c0 2879 520 4318 1560 4318" svg:viewBox="0 0 1561 4319">
          <text:p/>
        </draw:connector>
        <draw:custom-shape draw:style-name="gr28" draw:text-style-name="P10" xml:id="id21" draw:id="id21" draw:layer="layout" svg:width="1.651cm" svg:height="1.016cm" svg:x="3.921cm" svg:y="39.481cm">
          <text:p text:style-name="P2">Me</text:p>
          <draw:enhanced-geometry svg:viewBox="0 0 21600 21600" draw:type="rectangle" draw:enhanced-path="M 0 0 L 21600 0 21600 21600 0 21600 0 0 Z N"/>
        </draw:custom-shape>
        <draw:custom-shape draw:style-name="gr29" draw:text-style-name="P10" xml:id="id22" draw:id="id22" draw:layer="layout" svg:width="3.175cm" svg:height="1.016cm" svg:x="6.842cm" svg:y="39.481cm">
          <text:p text:style-name="P2">MyDevice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5.572cm" svg:y1="39.989cm" svg:x2="6.842cm" svg:y2="39.989cm" draw:start-shape="id21" draw:start-glue-point="1" draw:end-shape="id22" svg:d="M5572 39989h1270" svg:viewBox="0 0 1271 1">
          <text:p/>
        </draw:connector>
        <draw:connector draw:style-name="gr14" draw:text-style-name="P11" draw:layer="layout" draw:type="curve" svg:x1="2.015cm" svg:y1="19.796cm" svg:x2="3.921cm" svg:y2="39.989cm" draw:start-shape="id15" draw:start-glue-point="2" draw:end-shape="id21" draw:end-glue-point="3" svg:d="M2015 19796c0 13462 635 20193 1906 20193" svg:viewBox="0 0 1907 20194">
          <text:p/>
        </draw:connector>
        <draw:custom-shape draw:style-name="gr30" draw:text-style-name="P10" xml:id="id27" draw:id="id27" draw:layer="layout" svg:width="9.017cm" svg:height="1.016cm" svg:x="14.081cm" svg:y="38.465cm">
          <text:p text:style-name="P2">MegolmOutSession</text:p>
          <draw:enhanced-geometry svg:viewBox="0 0 21600 21600" draw:type="rectangle" draw:enhanced-path="M 0 0 L 21600 0 21600 21600 0 21600 0 0 Z N"/>
        </draw:custom-shape>
        <draw:custom-shape draw:style-name="gr31" draw:text-style-name="P10" xml:id="id23" draw:id="id23" draw:layer="layout" svg:width="4.699cm" svg:height="1.016cm" svg:x="37.068cm" svg:y="28.051cm">
          <text:p text:style-name="P2">OlmSession</text:p>
          <draw:enhanced-geometry svg:viewBox="0 0 21600 21600" draw:type="rectangle" draw:enhanced-path="M 0 0 L 21600 0 21600 21600 0 21600 0 0 Z N"/>
        </draw:custom-shape>
        <draw:custom-shape draw:style-name="gr32" draw:text-style-name="P10" xml:id="id24" draw:id="id24" draw:layer="layout" svg:width="6.858cm" svg:height="1.016cm" svg:x="37.068cm" svg:y="29.702cm">
          <text:p text:style-name="P2">MegolmInSession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34.782cm" svg:y1="27.543cm" svg:x2="37.068cm" svg:y2="28.559cm" draw:start-shape="id7" draw:end-shape="id23" draw:end-glue-point="3" svg:d="M34782 27543c0 678 762 1016 2286 1016" svg:viewBox="0 0 2287 1017">
          <text:p/>
        </draw:connector>
        <draw:connector draw:style-name="gr14" draw:text-style-name="P11" draw:layer="layout" draw:type="curve" svg:x1="34.782cm" svg:y1="27.543cm" svg:x2="37.068cm" svg:y2="30.21cm" draw:start-shape="id7" draw:start-glue-point="2" draw:end-shape="id24" draw:end-glue-point="3" svg:d="M34782 27543c0 1778 762 2667 2286 2667" svg:viewBox="0 0 2287 2668">
          <text:p/>
        </draw:connector>
        <draw:custom-shape draw:style-name="gr33" draw:text-style-name="P9" xml:id="id25" draw:id="id25" draw:layer="layout" svg:width="10.287cm" svg:height="1.016cm" svg:x="22.209cm" svg:y="24.749cm">
          <text:p text:style-name="P2">sharedMegolmOutKeys[SessionID]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0.649cm" svg:y1="24.368cm" svg:x2="22.209cm" svg:y2="25.257cm" draw:start-shape="id14" draw:start-glue-point="2" draw:end-shape="id25" svg:d="M20649 24368c0 593 520 889 1560 889" svg:viewBox="0 0 1561 890">
          <text:p/>
        </draw:connector>
        <draw:custom-shape draw:style-name="gr31" draw:text-style-name="P10" xml:id="id26" draw:id="id26" draw:layer="layout" svg:width="4.699cm" svg:height="1.016cm" svg:x="11.16cm" svg:y="41.259cm">
          <text:p text:style-name="P2">OlmAccount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8.429cm" svg:y1="40.497cm" svg:x2="11.16cm" svg:y2="41.767cm" draw:start-shape="id22" draw:start-glue-point="2" draw:end-shape="id26" draw:end-glue-point="3" svg:d="M8429 40497c0 847 910 1270 2731 1270" svg:viewBox="0 0 2732 1271">
          <text:p/>
        </draw:connector>
        <draw:connector draw:style-name="gr34" draw:text-style-name="P11" draw:layer="layout" draw:type="curve" svg:x1="12.711cm" svg:y1="36.052cm" svg:x2="14.081cm" svg:y2="38.973cm" draw:start-shape="id17" draw:start-glue-point="2" draw:end-shape="id27" draw:end-glue-point="3" svg:d="M12711 36052c0 1948 456 2921 1370 2921" svg:viewBox="0 0 1371 2922">
          <text:p/>
        </draw:connector>
        <draw:custom-shape draw:style-name="gr26" draw:text-style-name="P10" xml:id="id28" draw:id="id28" draw:layer="layout" svg:width="3.048cm" svg:height="1.016cm" svg:x="33.639cm" svg:y="24.749cm">
          <text:p text:style-name="P2">Bool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32.496cm" svg:y1="25.257cm" svg:x2="33.639cm" svg:y2="25.257cm" draw:start-shape="id25" draw:start-glue-point="1" draw:end-shape="id28" draw:end-glue-point="3" svg:d="M32496 25257h1143" svg:viewBox="0 0 1144 1">
          <text:p/>
        </draw:connector>
        <draw:custom-shape draw:style-name="gr26" draw:text-style-name="P10" xml:id="id29" draw:id="id29" draw:layer="layout" svg:width="3.048cm" svg:height="1.016cm" svg:x="22.209cm" svg:y="29.702cm">
          <text:p text:style-name="P2">Trust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20.649cm" svg:y1="24.368cm" svg:x2="22.209cm" svg:y2="30.21cm" draw:start-shape="id14" draw:start-glue-point="2" draw:end-shape="id29" draw:end-glue-point="3" svg:d="M20649 24368c0 3895 520 5842 1560 5842" svg:viewBox="0 0 1561 5843">
          <text:p/>
        </draw:connector>
        <draw:custom-shape draw:style-name="gr35" draw:text-style-name="P12" draw:layer="layout" svg:width="7.62cm" svg:height="4.826cm" svg:x="53.578cm" svg:y="39.354cm">
          <text:p text:style-name="P2">m.room_key</text:p>
          <text:p text:style-name="P2"/>
          <text:p text:style-name="P4">- algorithm</text:p>
          <text:p text:style-name="P4">- room_id</text:p>
          <text:p text:style-name="P4">- session_id</text:p>
          <text:p text:style-name="P4">- session_key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0" draw:id="id30" draw:layer="layout" svg:width="2.031cm" svg:height="1.016cm" svg:x="1.001cm" svg:y="1cm">
          <text:p text:style-name="P2">Cli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1" draw:layer="layout" draw:type="curve" svg:x1="2.016cm" svg:y1="2.016cm" svg:x2="3.433cm" svg:y2="4.048cm" draw:start-shape="id30" draw:start-glue-point="2" draw:end-shape="id31" draw:end-glue-point="3" svg:d="M2016 2016c0 1355 472 2032 1417 2032" svg:viewBox="0 0 1418 2033">
          <text:p/>
        </draw:connector>
        <draw:connector draw:style-name="gr14" draw:text-style-name="P11" draw:layer="layout" draw:type="curve" svg:x1="2.016cm" svg:y1="2.016cm" svg:x2="3.433cm" svg:y2="5.445cm" draw:start-shape="id30" draw:start-glue-point="2" draw:end-shape="id32" draw:end-glue-point="3" svg:d="M2016 2016c0 2286 472 3429 1417 3429" svg:viewBox="0 0 1418 3430">
          <text:p/>
        </draw:connector>
        <draw:connector draw:style-name="gr14" draw:text-style-name="P11" draw:layer="layout" draw:type="curve" svg:x1="2.016cm" svg:y1="2.016cm" svg:x2="3.413cm" svg:y2="6.806cm" draw:start-shape="id30" draw:start-glue-point="2" draw:end-shape="id33" draw:end-glue-point="3" svg:d="M2016 2016c0 3194 465 4790 1397 4790" svg:viewBox="0 0 1398 4791">
          <text:p/>
        </draw:connector>
        <draw:frame draw:style-name="gr36" draw:text-style-name="P13" draw:layer="layout" svg:width="14.732cm" svg:height="12.093cm" svg:x="25.13cm" svg:y="2.143cm">
          <draw:text-box>
            <text:p text:style-name="P2">Rules</text:p>
            <text:p text:style-name="P2"/>
            <text:p text:style-name="P4">- Crypto data should only be stored in the namespace of the (user, device) that sent such data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6:44:08.805668768</meta:creation-date>
    <dc:date>2018-05-02T16:10:23.893888280</dc:date>
    <meta:editing-duration>P9DT4H50M15S</meta:editing-duration>
    <meta:editing-cycles>7</meta:editing-cycles>
    <meta:generator>LibreOffice/6.0.3.2$Linux_X86_64 LibreOffice_project/00m0$Build-2</meta:generator>
    <meta:document-statistic meta:object-count="75"/>
  </office:meta>
</office:document-meta>
</file>